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Georgia, 'Times New Roman', Times, serif"/>
    <style:font-face style:name="Lato" svg:font-family="Lato"/>
    <style:font-face style:name="FreeSans1" svg:font-family="FreeSans" style:font-family-generic="swiss"/>
    <style:font-face style:name="Ume P Mincho" svg:font-family="'Ume P 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me Gothic" svg:font-family="'Ume Gothic'" style:font-family-generic="swiss" style:font-pitch="variable"/>
    <style:font-face style:name="Ume P Gothic S5" svg:font-family="'Ume P Gothic S5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Liberation Sans Narrow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use-window-font-color="true" style:font-name="Liberation Sans Narro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Liberation Sans Narrow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Liberation Sans Narrow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Liberation Sans Narrow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Liberation Sans Narrow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Liberation Sans Narrow"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font-variant="normal" fo:text-transform="none" fo:color="#555555" style:font-name="Lato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529cm" fo:line-height="150%" fo:text-indent="0cm" style:auto-text-indent="false" fo:background-color="transparent" fo:padding="0cm" fo:border="none">
        <style:background-image/>
      </style:paragraph-properties>
      <style:text-properties fo:font-variant="normal" fo:text-transform="none" style:use-window-font-color="true" style:font-name="Liberation Sans Narrow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fo:line-height="150%" fo:text-indent="0cm" style:auto-text-indent="false" fo:background-color="transparent" fo:padding="0cm" fo:border="none">
        <style:background-image/>
      </style:paragraph-properties>
    </style:style>
    <style:style style:name="P13" style:family="paragraph" style:parent-style-name="Text_20_body" style:list-style-name="L2">
      <style:paragraph-properties fo:margin-top="0cm" fo:margin-bottom="0.344cm" style:line-height-at-least="0.688cm"/>
      <style:text-properties fo:font-variant="normal" fo:text-transform="none" fo:color="#555555" style:font-name="Liberation Sans Narrow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top="0cm" fo:margin-bottom="0.344cm" fo:line-height="150%" fo:text-align="justify" style:justify-single-word="false"/>
      <style:text-properties style:font-name="Liberation Sans Narrow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fo:letter-spacing="normal" fo:font-style="normal" fo:font-weight="normal"/>
    </style:style>
    <style:style style:name="T3" style:family="text">
      <style:text-properties fo:font-variant="normal" fo:text-transform="none" style:use-window-font-color="true" fo:letter-spacing="normal" fo:font-style="italic" fo:font-weight="normal" fo:background-color="transparent"/>
    </style:style>
    <style:style style:name="T4" style:family="text">
      <style:text-properties fo:font-variant="normal" fo:text-transform="none" style:use-window-font-color="true" style:font-name="Liberation Sans Narrow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ans Narrow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ans Narrow" fo:font-size="12pt" fo:letter-spacing="normal" fo:font-style="italic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555555" style:font-name="Lato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555555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Liberation Sans Narrow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882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ANDARD PENULISAN KODE PHP DENGAN PSR-1 DAN PSR-2 </text:p>
      <text:p text:style-name="P2">OLEH : PUTERA KAHFI</text:p>
      <text:p text:style-name="P1"><text:span text:style-name="T9">MAIL :</text:span><text:a xlink:type="simple" xlink:href="mailto:puterakahfi@gmail.com">puterakahfi@gmail.com</text:a></text:p>
      <text:p text:style-name="P1"><text:span text:style-name="T9">SITE : </text:span><text:a xlink:type="simple" xlink:href="http://codejunior.net/">http://codejunior.net</text:a></text:p>
      <text:p text:style-name="P7"><text:span text:style-name="T1"/></text:p>
      <text:p text:style-name="P2"/>
      <text:p text:style-name="P9"><text:span text:style-name="T2">Komunitas PHP sangatlah besar dan beragam. Ada banyak </text:span><text:span text:style-name="Emphasis"><text:span text:style-name="T3">library</text:span></text:span><text:span text:style-name="T2">, </text:span><text:span text:style-name="Emphasis"><text:span text:style-name="T3">framework</text:span></text:span><text:span text:style-name="T2">, dan </text:span><text:span text:style-name="Emphasis"><text:span text:style-name="T3">component</text:span></text:span><text:span text:style-name="T2"> yang sudah tersedia. Dalam memilih </text:span><text:span text:style-name="Emphasis"><text:span text:style-name="T3">library</text:span></text:span><text:span text:style-name="T2">-</text:span><text:span text:style-name="Emphasis"><text:span text:style-name="T3">library</text:span></text:span><text:span text:style-name="T2"> dan </text:span><text:span text:style-name="Emphasis"><text:span text:style-name="T3">framework</text:span></text:span><text:span text:style-name="T2"> ini dan menggunakannya dalam sebuah proyek, </text:span><text:span text:style-name="Emphasis"><text:span text:style-name="T3">developer</text:span></text:span><text:span text:style-name="T2"> perlu mematuhi aturan </text:span><text:span text:style-name="Emphasis"><text:span text:style-name="T3">code style</text:span></text:span><text:span text:style-name="T2"> yang digunakan pada</text:span><text:span text:style-name="Emphasis"><text:span text:style-name="T3">framework</text:span></text:span><text:span text:style-name="T2"> tersebut.</text:span></text:p>
      <text:p text:style-name="P12"><text:a xlink:type="simple" xlink:href="http://www.php-fig.org/"><text:span text:style-name="T4">The PHP Framework Interop Group</text:span></text:a><text:span text:style-name="T5"> telah mengusulkan dan menyetujui serangkaian rekomendasi gaya pengkodean. Meskipun tidak semuanya terkait dengan </text:span><text:span text:style-name="Emphasis"><text:span text:style-name="T6">code style</text:span></text:span><text:span text:style-name="T5">, tapi mereka yang merumuskan </text:span><text:a xlink:type="simple" xlink:href="https://github.com/php-fig/fig-standards/blob/master/accepted/PSR-0.md"><text:span text:style-name="T4">PSR-0</text:span></text:a><text:span text:style-name="T5">, </text:span><text:a xlink:type="simple" xlink:href="https://github.com/php-fig/fig-standards/blob/master/accepted/PSR-1-basic-coding-standard.md"><text:span text:style-name="T4">PSR-1</text:span></text:a><text:span text:style-name="T5">, </text:span><text:a xlink:type="simple" xlink:href="https://github.com/php-fig/fig-standards/blob/master/accepted/PSR-2-coding-style-guide.md"><text:span text:style-name="T4">PSR-2</text:span></text:a><text:span text:style-name="T5"> dan </text:span><text:a xlink:type="simple" xlink:href="https://github.com/php-fig/fig-standards/blob/master/accepted/PSR-4-autoloader.md"><text:span text:style-name="T4">PSR-4</text:span></text:a><text:span text:style-name="T5">.<text:line-break/></text:span></text:p>
      <text:p text:style-name="P11">Rekomendasi ini hanyalah seperangkat aturan dan sudah diadopsi oleh beberapa proyek seperti Drupal, Zend, Symfony, CakePHP, phpBB, AWS SDK, FuelPHP, Lithium, dll. Anda dapat memilih antara mengikuti PSR untuk proyek-proyek Anda sendiri, atau terus menggunakan gaya pribadi Anda sendiri.</text:p>
      <text:p text:style-name="P12"><text:span text:style-name="T5">Idealnya Anda harus menulis kode PHP yang mematuhi standar yang dikenal. Ini bisa berupa kombinasi dari PSR, atau satu standar coding yang dibuat oleh PEAR atau Zend. Ini berarti </text:span><text:span text:style-name="Emphasis"><text:span text:style-name="T6">developer</text:span></text:span><text:span text:style-name="T5"> lain dapat dengan mudah membaca dan bekerja dengan kode Anda, dan aplikasi yang menerapkan komponen dapat memiliki konsistensi bahkan ketika bekerja dengan banyak kode pihak ketiga.</text:span><text:span text:style-name="T5"><text:note text:id="ftn0" text:note-class="footnote"><text:note-citation>1</text:note-citation><text:note-body><text:p text:style-name="Footnote">Dikutip dari <text:a xlink:type="simple" xlink:href="http://id.phptherightway.com/">http://id.phptherightway.com/</text:a> (situs ini merupakan rujukan untuk para php programmer, tentang bagaimana menulis kode php yang baik dan benar )</text:p></text:note-body></text:note></text:span></text:p>
      <text:p text:style-name="P12"><text:span text:style-name="T5"/></text:p>
      <text:p text:style-name="P12"><text:span text:style-name="T5">kita hanya akan membatasi pada PSR-1 dan PSR-2 karena dua standarisasi tersebut berhubungan langsung dengan bagaimana cara menuliskan kode php agar sesuai dengan standard yang di rekomendasikan oleh </text:span><text:a xlink:type="simple" xlink:href="http://www.php-fig.org/">The PHP Framework Interop Group</text:a><text:span text:style-name="T4"><text:note text:id="ftn1" text:note-class="footnote"><text:note-citation>2</text:note-citation><text:note-body><text:p text:style-name="Footnote">Untuk bahasan soal PSR-0, PSR-3 dan PSR-4, mungkin akan di buat bahasan sendiri atau anda bisa langsung merujuk ke web <text:a xlink:type="simple" xlink:href="http://www.php-fig.org/">http://www.php-fig.org/</text:a></text:p><text:p text:style-name="Footnote"/></text:note-body></text:note></text:span><text:span text:style-name="T4">,</text:span></text:p>
      <text:p text:style-name="P3"><text:span text:style-name="T1"/></text:p>
      <text:p text:style-name="P3"><text:span text:style-name="T1"/></text:p>
      <text:p text:style-name="P3"><text:span text:style-name="T1"/></text:p>
      <text:list xml:id="list100792547" text:style-name="L1">
        <text:list-item>
          <text:p text:style-name="P4"><text:soft-page-break/>PSR-1</text:p>
          <text:p text:style-name="P4"/>
          <text:p text:style-name="P6">PSR-1 adalah sebuah standard penulisan kode php, aturan dari PSR-1 adalah sebagai berikut :</text:p>
        </text:list-item>
      </text:list>
      <text:p text:style-name="P10"><text:tab/></text:p>
      <text:list xml:id="list1732165562" text:style-name="L2">
        <text:list-item>
          <text:p text:style-name="P14"><text:span text:style-name="T8">File HARUS menggunakan &lt;?php dan &lt;?= tags</text:span></text:p>
        </text:list-item>
        <text:list-item>
          <text:p text:style-name="P13">File HARUS menggunakan UTF-8 tanpa BOM untuk PHP Code.</text:p>
        </text:list-item>
        <text:list-item>
          <text:p text:style-name="P13">File HARUS dapat mendeklarasikan simbol (classes, functions, constants,  dll) atau yang menyebabkan</text:p>
        </text:list-item>
        <text:list-item>
          <text:p text:style-name="P13">efek samping (generate output, change .ini settings, dll) tapi tidak harus melakukan keduanya,</text:p>
        </text:list-item>
        <text:list-item>
          <text:p text:style-name="P13">Namespace dan Class HARUS mengikuti PSR-0</text:p>
        </text:list-item>
        <text:list-item>
          <text:p text:style-name="P13">Nama Class harus dideklarasikan dalam StudlyCaps</text:p>
        </text:list-item>
        <text:list-item>
          <text:p text:style-name="P13">Constant kelas HARUS dinyatakan dalam huruf besar semua dengan pemisah underscore</text:p>
        </text:list-item>
        <text:list-item>
          <text:p text:style-name="P13">Nama Method harus dinyatakan dalam CamelCase</text:p>
        </text:list-item>
      </text:list>
      <text:p text:style-name="P5"/>
      <text:list xml:id="list797499869" text:continue-list="list100792547" text:style-name="L1">
        <text:list-header>
          <text:p text:style-name="P6"/>
        </text:list-header>
        <text:list-item>
          <text:p text:style-name="P4">PSR-2</text:p>
          <text:p text:style-name="P6">PSR-2 lebih berhubungan dengan bagaimana style sebuah code di buat, seperti apakah <text:s/>untuk method, if else, foreach, while, switch penulisan <text:s/>bracket pembuka (kurung kurawal) diletakkan di line baru atau sejajar dengan nama methodnya, semuanya di bahas di PSR-2 ini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erif" svg:font-family="'Droid Serif', Georgia, 'Times New Roman', Times, serif"/>
    <style:font-face style:name="Lato" svg:font-family="Lato"/>
    <style:font-face style:name="FreeSans1" svg:font-family="FreeSans" style:font-family-generic="swiss"/>
    <style:font-face style:name="Ume P Mincho" svg:font-family="'Ume P 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me Gothic" svg:font-family="'Ume Gothic'" style:font-family-generic="swiss" style:font-pitch="variable"/>
    <style:font-face style:name="Ume P Gothic S5" svg:font-family="'Ume P Gothic S5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4:03:22</meta:creation-date>
    <dc:date>2014-08-05T14:35:35</dc:date>
    <meta:editing-duration>PT31M3S</meta:editing-duration>
    <meta:editing-cycles>42</meta:editing-cycles>
    <meta:generator>LibreOffice/3.5$Linux_x86 LibreOffice_project/350m1$Build-2</meta:generator>
    <meta:document-statistic meta:table-count="0" meta:image-count="0" meta:object-count="0" meta:page-count="2" meta:paragraph-count="24" meta:word-count="390" meta:character-count="2693" meta:non-whitespace-character-count="2333"/>
  </office:meta>
</office:document-meta>
</file>